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4.2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.626cm" loext:decorative="false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104cm" fo:min-width="5.854cm" fo:wrap-option="no-wrap" loext:decorative="false"/>
      <style:paragraph-properties style:writing-mode="lr-tb"/>
    </style:style>
    <style:style style:name="gr6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5cm" fo:min-width="2.626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59cm" fo:min-width="6.576cm" fo:wrap-option="no-wrap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3cm" fo:min-width="6.58cm" fo:wrap-option="no-wrap" loext:decorative="false"/>
      <style:paragraph-properties style:writing-mode="lr-tb"/>
    </style:style>
    <style:style style:name="gr10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1.33cm" fo:min-width="4.08cm" loext:decorative="false"/>
      <style:paragraph-properties style:writing-mode="lr-tb"/>
    </style:style>
    <style:style style:name="gr13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1.25cm" fo:min-width="2.626cm" loext:decorative="false"/>
      <style:paragraph-properties style:writing-mode="lr-tb"/>
    </style:style>
    <style:style style:name="gr16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0.457cm" fo:min-width="2.152cm" loext:decorative="false"/>
      <style:paragraph-properties style:writing-mode="lr-tb"/>
    </style:style>
    <style:style style:name="gr20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  <style:text-properties fo:font-size="11pt"/>
    </style:style>
    <style:style style:name="P5" style:family="paragraph">
      <loext:graphic-properties draw:fill="none"/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75cm" svg:height="2.25cm" svg:x="2.5cm" svg:y="2cm">
          <text:p text:style-name="P1">Ask CPU for bus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6.25cm" svg:height="2cm" svg:x="1.75cm" svg:y="6cm">
          <text:p text:style-name="P2"><text:span text:style-name="T1">CP</text:span><text:span text:style-name="T1">U </text:span><text:span text:style-name="T1">akn</text:span><text:span text:style-name="T1">owl</text:span><text:span text:style-name="T1">edg</text:span><text:span text:style-name="T1">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8cm" svg:y1="7cm" svg:x2="10cm" svg:y2="6.625cm" draw:start-shape="id1" draw:start-glue-point="7" draw:end-shape="id2" draw:end-glue-point="3" svg:d="M8000 7000h1000v-375h1000" svg:viewBox="0 0 2001 376">
          <text:p/>
        </draw:connector>
        <draw:connector draw:style-name="gr4" draw:text-style-name="P3" draw:layer="layout" draw:type="lines" svg:x1="4.875cm" svg:y1="4.25cm" svg:x2="4.875cm" svg:y2="6cm" draw:start-shape="id3" draw:start-glue-point="2" draw:end-shape="id1" draw:end-glue-point="4" svg:d="M4875 4250v501 748 501" svg:viewBox="0 0 1 1751">
          <text:p/>
        </draw:connector>
        <draw:custom-shape draw:style-name="gr5" draw:text-style-name="P4" xml:id="id5" draw:id="id5" draw:layer="layout" svg:width="6.5cm" svg:height="1.5cm" svg:x="1.5cm" svg:y="12.25cm">
          <text:p text:style-name="P4"><text:span text:style-name="T2">1 - Put Address in address bus.</text:span></text:p>
          <text:p text:style-name="P4"><text:span text:style-name="T2">2 - Enable SRAM /OE.</text:span></text:p>
          <text:p text:style-name="P4"><text:span text:style-name="T2">3 - Enable Pico /CE /RD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lines" svg:x1="4.875cm" svg:y1="8cm" svg:x2="4.875cm" svg:y2="9.25cm" draw:start-shape="id1" draw:start-glue-point="6" draw:end-shape="id4" draw:end-glue-point="0" svg:d="M4875 8000v502 247 501" svg:viewBox="0 0 1 1251">
          <text:p/>
        </draw:connector>
        <draw:custom-shape draw:style-name="gr7" draw:text-style-name="P2" xml:id="id6" draw:id="id6" draw:layer="layout" svg:width="6.25cm" svg:height="1.5cm" svg:x="1.5cm" svg:y="14.75cm">
          <text:p text:style-name="P2"><text:span text:style-name="T1">P</text:span><text:span text:style-name="T1">i</text:span><text:span text:style-name="T1">c</text:span><text:span text:style-name="T1">o</text:span><text:span text:style-name="T1"> </text:span><text:span text:style-name="T1">r</text:span><text:span text:style-name="T1">e</text:span><text:span text:style-name="T1">a</text:span><text:span text:style-name="T1">d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4" xml:id="id10" draw:id="id10" draw:layer="layout" svg:width="7.25cm" svg:height="1.783cm" svg:x="1cm" svg:y="24.467cm">
          <text:p text:style-name="P4"><text:span text:style-name="T2">1 </text:span><text:span text:style-name="T2">- </text:span><text:span text:style-name="T2">D</text:span><text:span text:style-name="T2">i</text:span><text:span text:style-name="T2">s</text:span><text:span text:style-name="T2">a</text:span><text:span text:style-name="T2">b</text:span><text:span text:style-name="T2">l</text:span><text:span text:style-name="T2">e </text:span><text:span text:style-name="T2">P</text:span><text:span text:style-name="T2">i</text:span><text:span text:style-name="T2">c</text:span><text:span text:style-name="T2">o </text:span><text:span text:style-name="T2">/</text:span><text:span text:style-name="T2">C</text:span><text:span text:style-name="T2">E</text:span><text:span text:style-name="T2"> /</text:span><text:span text:style-name="T2">R</text:span><text:span text:style-name="T2">D</text:span></text:p>
          <text:p text:style-name="P4"><text:span text:style-name="T2">2 </text:span><text:span text:style-name="T2">- </text:span><text:span text:style-name="T2">D</text:span><text:span text:style-name="T2">i</text:span><text:span text:style-name="T2">s</text:span><text:span text:style-name="T2">a</text:span><text:span text:style-name="T2">b</text:span><text:span text:style-name="T2">l</text:span><text:span text:style-name="T2">e </text:span><text:span text:style-name="T2">S</text:span><text:span text:style-name="T2">R</text:span><text:span text:style-name="T2">A</text:span><text:span text:style-name="T2">M</text:span><text:span text:style-name="T2"> /</text:span><text:span text:style-name="T2">O</text:span><text:span text:style-name="T2">E</text:span><text:span text:style-name="T2">.</text:span></text:p>
          <text:p text:style-name="P4"><text:span text:style-name="T2">3 </text:span><text:span text:style-name="T2">- </text:span><text:span text:style-name="T2">T</text:span><text:span text:style-name="T2">u</text:span><text:span text:style-name="T2">r</text:span><text:span text:style-name="T2">n </text:span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 </text:span><text:span text:style-name="T2">b</text:span><text:span text:style-name="T2">u</text:span><text:span text:style-name="T2">s </text:span><text:span text:style-name="T2">T</text:span><text:span text:style-name="T2">ri</text:span><text:span text:style-name="T2">S</text:span><text:span text:style-name="T2">t</text:span><text:span text:style-name="T2">a</text:span><text:span text:style-name="T2">t</text:span><text:span text:style-name="T2">e</text:span><text:span text:style-name="T2">.</text:span><text:span text:style-name="T2">(</text:span><text:span text:style-name="T2">a</text:span><text:span text:style-name="T2">s </text:span><text:span text:style-name="T2">i</text:span><text:span text:style-name="T2">n</text:span><text:span text:style-name="T2">p</text:span><text:span text:style-name="T2">u</text:span><text:span text:style-name="T2">t)</text:span></text:p>
          <text:p text:style-name="P4"><text:span text:style-name="T2">4 </text:span><text:span text:style-name="T2">– </text:span><text:span text:style-name="T2">N</text:span><text:span text:style-name="T2">o</text:span><text:span text:style-name="T2">ti</text:span><text:span text:style-name="T2">c</text:span><text:span text:style-name="T2">e </text:span><text:span text:style-name="T2">C</text:span><text:span text:style-name="T2">P</text:span><text:span text:style-name="T2">U</text:span><text:span text:style-name="T2"> </text:span><text:span text:style-name="T2">t</text:span><text:span text:style-name="T2">h</text:span><text:span text:style-name="T2">e </text:span><text:span text:style-name="T2">b</text:span><text:span text:style-name="T2">u</text:span><text:span text:style-name="T2">s </text:span><text:span text:style-name="T2">i</text:span><text:span text:style-name="T2">s </text:span><text:span text:style-name="T2">fr</text:span><text:span text:style-name="T2">e</text:span><text:span text:style-name="T2">e</text:span><text:span text:style-name="T2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7" draw:id="id7" draw:layer="layout" svg:width="7.25cm" svg:height="1.75cm" svg:x="1cm" svg:y="17.25cm">
          <text:p text:style-name="P4"><text:span text:style-name="T2">1 </text:span><text:span text:style-name="T2">- </text:span><text:span text:style-name="T2">D</text:span><text:span text:style-name="T2">i</text:span><text:span text:style-name="T2">s</text:span><text:span text:style-name="T2">a</text:span><text:span text:style-name="T2">b</text:span><text:span text:style-name="T2">l</text:span><text:span text:style-name="T2">e </text:span><text:span text:style-name="T2">P</text:span><text:span text:style-name="T2">i</text:span><text:span text:style-name="T2">c</text:span><text:span text:style-name="T2">o </text:span><text:span text:style-name="T2">/</text:span><text:span text:style-name="T2">C</text:span><text:span text:style-name="T2">E</text:span><text:span text:style-name="T2"> /</text:span><text:span text:style-name="T2">R</text:span><text:span text:style-name="T2">D</text:span></text:p>
          <text:p text:style-name="P4"><text:span text:style-name="T2">2 </text:span><text:span text:style-name="T2">- </text:span><text:span text:style-name="T2">D</text:span><text:span text:style-name="T2">i</text:span><text:span text:style-name="T2">s</text:span><text:span text:style-name="T2">a</text:span><text:span text:style-name="T2">b</text:span><text:span text:style-name="T2">l</text:span><text:span text:style-name="T2">e </text:span><text:span text:style-name="T2">S</text:span><text:span text:style-name="T2">R</text:span><text:span text:style-name="T2">A</text:span><text:span text:style-name="T2">M</text:span><text:span text:style-name="T2"> /</text:span><text:span text:style-name="T2">O</text:span><text:span text:style-name="T2">E</text:span><text:span text:style-name="T2">.</text:span></text:p>
          <text:p text:style-name="P4"><text:span text:style-name="T2">3 </text:span><text:span text:style-name="T2">- </text:span><text:span text:style-name="T2">I</text:span><text:span text:style-name="T2">n</text:span><text:span text:style-name="T2">c</text:span><text:span text:style-name="T2">r</text:span><text:span text:style-name="T2">e</text:span><text:span text:style-name="T2">m</text:span><text:span text:style-name="T2">e</text:span><text:span text:style-name="T2">n</text:span><text:span text:style-name="T2">t </text:span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 </text:span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e</text:span><text:span text:style-name="T2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draw:type="line" svg:x1="4.75cm" svg:y1="13.75cm" svg:x2="4.625cm" svg:y2="14.75cm" draw:start-shape="id5" draw:start-glue-point="2" draw:end-shape="id6" draw:end-glue-point="4" svg:d="M4750 13750l-125 1000" svg:viewBox="0 0 126 1001">
          <text:p/>
        </draw:connector>
        <draw:connector draw:style-name="gr11" draw:text-style-name="P3" draw:layer="layout" draw:type="line" svg:x1="4.625cm" svg:y1="16.25cm" svg:x2="4.625cm" svg:y2="17.25cm" draw:start-shape="id6" draw:start-glue-point="6" draw:end-shape="id7" draw:end-glue-point="0" svg:d="M4625 16250v1000" svg:viewBox="0 0 1 1001">
          <text:p/>
        </draw:connector>
        <draw:custom-shape draw:style-name="gr12" draw:text-style-name="P4" xml:id="id8" draw:id="id8" draw:layer="layout" svg:width="4.75cm" svg:height="1.75cm" svg:x="11.5cm" svg:y="16cm">
          <text:p text:style-name="P1"><text:span text:style-name="T2">1 – Disable Pico /RD</text:span></text:p>
          <text:p text:style-name="P1"><text:span text:style-name="T2">2 – Wait 50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s" svg:x1="7.75cm" svg:y1="15.5cm" svg:x2="11.5cm" svg:y2="16.875cm" draw:start-shape="id6" draw:start-glue-point="7" draw:end-shape="id8" draw:end-glue-point="3" svg:d="M7750 15500h501l2748 1375h501" svg:viewBox="0 0 3751 1376">
          <text:p/>
        </draw:connector>
        <draw:connector draw:style-name="gr14" draw:text-style-name="P5" draw:layer="layout" draw:type="lines" draw:line-skew="-1.999cm 2.998cm" svg:x1="13.875cm" svg:y1="16cm" svg:x2="8cm" svg:y2="13cm" draw:start-shape="id8" draw:start-glue-point="0" draw:end-shape="id5" draw:end-glue-point="1" svg:d="M13875 16000v-2500l-2375-500h-3500" svg:viewBox="0 0 5876 3001">
          <text:p/>
        </draw:connector>
        <draw:custom-shape draw:style-name="gr15" draw:text-style-name="P2" xml:id="id9" draw:id="id9" draw:layer="layout" svg:width="6.25cm" svg:height="3cm" svg:x="1.5cm" svg:y="20cm">
          <text:p text:style-name="P2"><text:span text:style-name="T1">Is the last address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5" draw:layer="layout" draw:type="lines" svg:x1="4.625cm" svg:y1="19cm" svg:x2="4.625cm" svg:y2="20cm" draw:start-shape="id7" draw:start-glue-point="2" draw:end-shape="id9" draw:end-glue-point="4" svg:d="M4625 19000v502-3 501" svg:viewBox="0 0 1 1001">
          <text:p/>
        </draw:connector>
        <draw:connector draw:style-name="gr17" draw:text-style-name="P5" draw:layer="layout" draw:type="lines" svg:x1="4.625cm" svg:y1="23cm" svg:x2="4.625cm" svg:y2="24.467cm" draw:start-shape="id9" draw:start-glue-point="6" draw:end-shape="id10" draw:end-glue-point="0" svg:d="M4625 23000v502 463 502" svg:viewBox="0 0 1 1468">
          <text:p/>
        </draw:connector>
        <draw:connector draw:style-name="gr18" draw:text-style-name="P5" draw:layer="layout" draw:type="lines" draw:line-skew="0.999cm 1.498cm" svg:x1="7.75cm" svg:y1="21.5cm" svg:x2="8cm" svg:y2="13cm" draw:start-shape="id9" draw:start-glue-point="7" draw:end-shape="id5" draw:end-glue-point="1" svg:d="M7750 21500h1500l750-8500h-2000" svg:viewBox="0 0 2251 8501">
          <text:p/>
        </draw:connector>
        <draw:custom-shape draw:style-name="gr19" draw:text-style-name="P2" xml:id="id11" draw:id="id11" draw:layer="layout" svg:width="3.75cm" svg:height="0.999cm" svg:x="2.75cm" svg:y="27.25cm">
          <text:p text:style-name="P2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draw:type="lines" svg:x1="4.625cm" svg:y1="26.25cm" svg:x2="4.625cm" svg:y2="27.25cm" draw:start-shape="id10" draw:start-glue-point="2" draw:end-shape="id11" svg:d="M4625 26250v501-3 502" svg:viewBox="0 0 1 1001">
          <text:p/>
        </draw:connector>
        <draw:custom-shape draw:style-name="gr12" draw:text-style-name="P4" xml:id="id2" draw:id="id2" draw:layer="layout" svg:width="4.75cm" svg:height="1.75cm" svg:x="10cm" svg:y="5.75cm">
          <text:p text:style-name="P1"><text:span text:style-name="T2">1 – Wait </text:span><text:span text:style-name="T2">50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5" draw:layer="layout" draw:type="lines" draw:line-skew="-1.999cm" svg:x1="12.375cm" svg:y1="5.75cm" svg:x2="7.25cm" svg:y2="3.125cm" draw:start-shape="id2" draw:start-glue-point="0" draw:end-shape="id3" draw:end-glue-point="1" svg:d="M12375 5750v-2500l-4624-125h-501" svg:viewBox="0 0 5126 2626">
          <text:p/>
        </draw:connector>
        <draw:custom-shape draw:style-name="gr12" draw:text-style-name="P4" xml:id="id4" draw:id="id4" draw:layer="layout" svg:width="4.75cm" svg:height="1.75cm" svg:x="2.5cm" svg:y="9.25cm">
          <text:p text:style-name="P6"><text:span text:style-name="T3">1 </text:span><text:span text:style-name="T2">- Put address bus in output m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5" draw:layer="layout" draw:type="lines" svg:x1="4.875cm" svg:y1="11cm" svg:x2="4.75cm" svg:y2="12.25cm" draw:start-shape="id4" draw:start-glue-point="2" draw:end-shape="id5" draw:end-glue-point="0" svg:d="M4875 11000v502l-125 247v501" svg:viewBox="0 0 126 1251">
          <text:p/>
        </draw:connector>
        <draw:frame draw:style-name="gr23" draw:text-style-name="P8" draw:layer="layout" svg:width="8.334cm" svg:height="0.962cm" svg:x="9.25cm" svg:y="1.5cm">
          <draw:text-box>
            <text:p text:style-name="P7">Raspberry PI Pico flowchar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004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3:56:16.795459805</meta:creation-date>
    <dc:date>2025-01-09T14:48:54.957574375</dc:date>
    <meta:editing-duration>PT7M22S</meta:editing-duration>
    <meta:editing-cycles>1</meta:editing-cycles>
    <meta:document-statistic meta:object-count="25"/>
    <meta:generator>LibreOffice/24.2.7.2$Linux_X86_64 LibreOffice_project/420$Build-2</meta:generator>
  </office:meta>
</office:document-meta>
</file>